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ookman Old Style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Bookman Old Style" fo:font-weight="bold" style:font-weight-asian="bold" fo:font-size="14pt" style:font-size-asian="14pt" style:font-size-complex="14pt"/>
    </style:style>
    <style:style style:name="P3" style:parent-style-name="Normal" style:family="paragraph">
      <style:text-properties style:font-name="Bookman Old Style" fo:font-size="14pt" style:font-size-asian="14pt" style:font-size-complex="14pt"/>
    </style:style>
    <style:style style:name="P4" style:parent-style-name="Normal" style:family="paragraph">
      <style:text-properties style:font-name="Bookman Old Style" fo:font-size="14pt" style:font-size-asian="14pt" style:font-size-complex="14pt"/>
    </style:style>
    <style:style style:name="P5" style:parent-style-name="Normal" style:family="paragraph">
      <style:text-properties style:font-name="Bookman Old Style" fo:font-size="14pt" style:font-size-asian="14pt" style:font-size-complex="14pt"/>
    </style:style>
    <style:style style:name="T6" style:parent-style-name="DefaultParagraphFont" style:family="text">
      <style:text-properties style:font-name="Bookman Old Style" fo:font-size="14pt" style:font-size-asian="14pt" style:font-size-complex="14pt"/>
    </style:style>
    <style:style style:name="T7" style:parent-style-name="DefaultParagraphFont" style:family="text">
      <style:text-properties style:font-name="Bookman Old Style" fo:font-size="14pt" style:font-size-asian="14pt" style:font-size-complex="14pt"/>
    </style:style>
  </office:automatic-styles>
  <office:body>
    <office:text text:use-soft-page-breaks="true">
      <text:p text:style-name="P1">README</text:p>
      <text:p text:style-name="P2">PROJECT: CONFERENCE MANAGEMENT SYSYTEM</text:p>
      <text:p text:style-name="P3"><text:s text:c="22"/>GROUP MEMBER</text:p>
      <text:p text:style-name="P4">Olivier IRADUKUNDA <text:s text:c="12"/>223011139</text:p>
      <text:p text:style-name="P5">TUYISHIMIRE Vedaste<text:s text:c="11"/>223010552</text:p>
      <text:p text:style-name="Normal"><text:span text:style-name="T6"><text:s/>TUMUKUNDE Yvonne <text:s text:c="10"/></text:span><text:span text:style-name="T7">22200548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1</meta:initial-creator>
    <dc:creator>user1</dc:creator>
    <meta:creation-date>2025-09-27T12:12:00Z</meta:creation-date>
    <dc:date>2025-09-27T12:16:00Z</dc:date>
    <meta:template xlink:href="Normal" xlink:type="simple"/>
    <meta:editing-cycles>1</meta:editing-cycles>
    <meta:editing-duration>PT240S</meta:editing-duration>
    <meta:document-statistic meta:page-count="1" meta:paragraph-count="1" meta:word-count="29" meta:character-count="199" meta:row-count="1" meta:non-whitespace-character-count="171"/>
  </office:meta>
</office:document-meta>
</file>